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8.01cm" table:align="left"/>
    </style:style>
    <style:style style:name="Tabelle1.A" style:family="table-column">
      <style:table-column-properties style:column-width="8.01cm"/>
    </style:style>
    <style:style style:name="Tabelle1.A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Arial1" fo:font-size="10pt" style:font-size-asian="10pt" style:font-size-complex="10pt"/>
    </style:style>
    <style:style style:name="P2" style:family="paragraph" style:parent-style-name="Table_20_Contents">
      <style:text-properties style:font-name="Arial1" fo:font-size="10pt" officeooo:paragraph-rsid="000f387e" style:font-size-asian="10pt" style:font-size-complex="10pt"/>
    </style:style>
    <style:style style:name="P3" style:family="paragraph" style:parent-style-name="Table_20_Contents">
      <style:text-properties style:font-name="Arial1" fo:font-size="10pt" officeooo:rsid="0013507c" officeooo:paragraph-rsid="0013507c" style:font-size-asian="10pt" style:font-size-complex="10pt"/>
    </style:style>
    <style:style style:name="P4" style:family="paragraph" style:parent-style-name="Table_20_Contents">
      <style:text-properties style:font-name="Arial1" fo:font-size="10pt" officeooo:rsid="00158c90" officeooo:paragraph-rsid="00158c90" style:font-size-asian="10pt" style:font-size-complex="10pt"/>
    </style:style>
    <style:style style:name="P5" style:family="paragraph" style:parent-style-name="Table_20_Contents">
      <style:text-properties style:font-name="Arial1" fo:font-size="10pt" officeooo:paragraph-rsid="00158c90" style:font-size-asian="10pt" style:font-size-complex="10pt"/>
    </style:style>
    <style:style style:name="P6" style:family="paragraph" style:parent-style-name="Table_20_Contents">
      <style:text-properties style:font-name="Arial1" fo:font-size="10pt" officeooo:paragraph-rsid="0017092e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Arial1" fo:font-size="10pt" officeooo:rsid="000eabc4" officeooo:paragraph-rsid="000eabc4" style:font-size-asian="10pt" style:font-size-complex="10pt"/>
    </style:style>
    <style:style style:name="T1" style:family="text">
      <style:text-properties officeooo:rsid="000f387e"/>
    </style:style>
    <style:style style:name="T2" style:family="text">
      <style:text-properties fo:color="#c9211e" officeooo:rsid="000f387e"/>
    </style:style>
    <style:style style:name="T3" style:family="text">
      <style:text-properties officeooo:rsid="00158c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7">Object3d</text:p>
          </table:table-cell>
        </table:table-row>
        <table:table-row>
          <table:table-cell table:style-name="Tabelle1.A2" office:value-type="string">
            <text:p text:style-name="P1">- <text:span text:style-name="T1">name: Zeichenkette</text:span></text:p>
            <text:p text:style-name="P1">- <text:span text:style-name="T1">xyz: </text:span><text:span text:style-name="T2">Feld/Liste ???</text:span></text:p>
            <text:p text:style-name="P1">- <text:span text:style-name="T1">xy: </text:span><text:span text:style-name="T2">Feld/Liste ???</text:span></text:p>
            <text:p text:style-name="P1">- <text:span text:style-name="T1">sl: </text:span>ℝ </text:p>
            <text:p text:style-name="P1">- <text:span text:style-name="T1">ek: </text:span>ℤ </text:p>
            <text:p text:style-name="P2"><text:span text:style-name="T1">- a: </text:span>ℤ </text:p>
          </table:table-cell>
        </table:table-row>
        <table:table-row>
          <table:table-cell table:style-name="Tabelle1.A2" office:value-type="string">
            <text:p text:style-name="P3">+ <text:span text:style-name="T3">name()</text:span></text:p>
            <text:p text:style-name="P4">+ initkep()</text:p>
            <text:p text:style-name="P4">+ initiko()</text:p>
            <text:p text:style-name="P4">+ initdod()</text:p>
            <text:p text:style-name="P4">+ conv32()</text:p>
            <text:p text:style-name="P5"><text:span text:style-name="T3">+ getcolor(Editfeldbezeichnung)</text:span></text:p>
            <text:p text:style-name="P4">+ initgradient()</text:p>
            <text:p text:style-name="P4">+ inffuncgradient()</text:p>
            <text:p text:style-name="P4">+ gradientcolor()</text:p>
            <text:p text:style-name="P4">+ zsort()</text:p>
            <text:p text:style-name="P4">+ resetspeeds()</text:p>
            <text:p text:style-name="P4">+ getdeg()</text:p>
            <text:p text:style-name="P5"><text:span text:style-name="T3">+ setspeeds(Richtung,Geschwindigkeit)</text:span></text:p>
            <text:p text:style-name="P4">+ infiniterep()</text:p>
            <text:p text:style-name="P4">+ rotall()</text:p>
            <text:p text:style-name="P5"><text:span text:style-name="T3">+ rotx(Drehrichtung)</text:span></text:p>
            <text:p text:style-name="P6"><text:span text:style-name="T3">+ roty(Drehrichtung)</text:span></text:p>
            <text:p text:style-name="P6"><text:span text:style-name="T3">+ rotz(Drehrichtung)</text:span></text:p>
            <text:p text:style-name="P4">+ avoidbvb()</text:p>
            <text:p text:style-name="P4">+ drawedges()</text:p>
            <text:p text:style-name="P4">+ drawfaces()</text:p>
            <text:p text:style-name="P4">+ zeichnen(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19T10:09:44.472000000</meta:creation-date>
    <meta:generator>LibreOffice/6.3.1.2$Windows_X86_64 LibreOffice_project/b79626edf0065ac373bd1df5c28bd630b4424273</meta:generator>
    <dc:date>2020-12-19T10:23:20.370000000</dc:date>
    <meta:editing-duration>PT13M31S</meta:editing-duration>
    <meta:editing-cycles>12</meta:editing-cycles>
    <meta:document-statistic meta:table-count="1" meta:image-count="0" meta:object-count="0" meta:page-count="1" meta:paragraph-count="29" meta:word-count="65" meta:character-count="432" meta:non-whitespace-character-count="393"/>
  </office:meta>
</office:document-meta>
</file>